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1.247cm" svg:y="0.201cm" svg:width="5.487cm" draw:z-index="0"><draw:text-box fo:min-height="3.348cm"><text:p text:style-name="Standard">entreprise FoodLion</text:p><text:p text:style-name="Standard">3 av. des lions</text:p><text:p text:style-name="Standard">service achat</text:p><text:p text:style-name="Standard">31000 Toulous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2" text:anchor-type="paragraph" svg:x="0.164cm" svg:y="0.407cm" svg:width="8.599cm" draw:z-index="1"><draw:text-box fo:min-height="4.071cm"><text:p text:style-name="Standard">[V_US_LNAME] [V_US_FNAME]</text:p><text:p text:style-name="Standard">[V_US_SOCIETY]</text:p><text:p text:style-name="Standard">[V_US_WORKADDR] [V_US_WORKPOSTALCODE] [V_US_WORKTOWN]</text:p><text:p text:style-name="Standard"/><text:p text:style-name="Standard">Le <text:date style:data-style-name="N37" text:date-value="2008-02-26T15:23:11.99" text:fixed="true">26/02/08</text:date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8-02-26T15:15:34</meta:creation-date>
    <dc:creator>Eric Brison</dc:creator>
    <dc:date>2008-02-26T15:23:19</dc:date>
    <meta:editing-cycles>2</meta:editing-cycles>
    <meta:editing-duration>PT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9" meta:character-count="157"/>
  </office:meta>
</office:document-meta>
</file>